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4725" officeooo:paragraph-rsid="00014725"/>
    </style:style>
    <style:style style:name="P2" style:family="paragraph" style:parent-style-name="Standard">
      <style:text-properties fo:color="#1a1a1a" style:text-outline="false" style:font-name="Helvetica" fo:font-size="14pt" fo:letter-spacing="normal" fo:language="es" fo:country="ES" style:letter-kerning="false" style:font-size-asian="14pt"/>
    </style:style>
    <style:style style:name="P3" style:family="paragraph" style:parent-style-name="Standard">
      <style:text-properties fo:color="#1a1a1a" style:text-outline="false" style:font-name="Helvetica" fo:font-size="14pt" fo:letter-spacing="normal" fo:language="es" fo:country="ES" officeooo:rsid="00014725" officeooo:paragraph-rsid="00014725" style:letter-kerning="false" style:font-size-asian="14pt"/>
    </style:style>
    <style:style style:name="P4" style:family="paragraph" style:parent-style-name="Standard">
      <style:text-properties fo:language="es" fo:country="ES" officeooo:rsid="00014725" officeooo:paragraph-rsid="00014725"/>
    </style:style>
    <style:style style:name="P5" style:family="paragraph" style:parent-style-name="Standard">
      <style:text-properties fo:language="es" fo:country="ES" officeooo:rsid="00027e06" officeooo:paragraph-rsid="00027e06"/>
    </style:style>
    <style:style style:name="P6" style:family="paragraph" style:parent-style-name="Standard">
      <style:text-properties fo:language="es" fo:country="ES" officeooo:rsid="00027e06" officeooo:paragraph-rsid="00034cd2"/>
    </style:style>
    <style:style style:name="P7" style:family="paragraph" style:parent-style-name="Standard">
      <style:text-properties fo:language="es" fo:country="ES" officeooo:rsid="00034cd2" officeooo:paragraph-rsid="00034cd2"/>
    </style:style>
    <style:style style:name="P8" style:family="paragraph" style:parent-style-name="Standard" style:list-style-name="L1">
      <style:text-properties officeooo:paragraph-rsid="00034cd2"/>
    </style:style>
    <style:style style:name="P9" style:family="paragraph" style:parent-style-name="Standard" style:list-style-name="L2">
      <style:text-properties officeooo:paragraph-rsid="00034cd2"/>
    </style:style>
    <style:style style:name="P10" style:family="paragraph" style:parent-style-name="Standard">
      <loext:graphic-properties draw:fill="none"/>
      <style:paragraph-properties fo:background-color="transparent"/>
      <style:text-properties officeooo:rsid="00034cd2" officeooo:paragraph-rsid="00034cd2"/>
    </style:style>
    <style:style style:name="P11" style:family="paragraph" style:parent-style-name="Standard" style:list-style-name="L4">
      <loext:graphic-properties draw:fill="none"/>
      <style:paragraph-properties fo:background-color="transparent"/>
      <style:text-properties officeooo:paragraph-rsid="0003d9fc"/>
    </style:style>
    <style:style style:name="P12" style:family="paragraph" style:parent-style-name="Standard">
      <loext:graphic-properties draw:fill="none"/>
      <style:paragraph-properties fo:background-color="transparent"/>
      <style:text-properties officeooo:rsid="0004745a" officeooo:paragraph-rsid="0004745a"/>
    </style:style>
    <style:style style:name="P13" style:family="paragraph" style:parent-style-name="Standard">
      <loext:graphic-properties draw:fill="none"/>
      <style:paragraph-properties fo:background-color="transparent"/>
      <style:text-properties officeooo:rsid="00064c7a" officeooo:paragraph-rsid="00064c7a"/>
    </style:style>
    <style:style style:name="P14" style:family="paragraph" style:parent-style-name="Standard" style:list-style-name="L5">
      <loext:graphic-properties draw:fill="none"/>
      <style:paragraph-properties fo:background-color="transparent"/>
      <style:text-properties officeooo:rsid="00064c7a" officeooo:paragraph-rsid="00064c7a"/>
    </style:style>
    <style:style style:name="P15" style:family="paragraph" style:parent-style-name="Standard">
      <loext:graphic-properties draw:fill="none"/>
      <style:paragraph-properties fo:background-color="transparent"/>
      <style:text-properties officeooo:rsid="00064c7a" officeooo:paragraph-rsid="00066251"/>
    </style:style>
    <style:style style:name="P16" style:family="paragraph" style:parent-style-name="Standard" style:list-style-name="L6">
      <loext:graphic-properties draw:fill="none"/>
      <style:paragraph-properties fo:background-color="transparent"/>
      <style:text-properties officeooo:rsid="00066251" officeooo:paragraph-rsid="00066251"/>
    </style:style>
    <style:style style:name="P17" style:family="paragraph" style:parent-style-name="Standard" style:list-style-name="L7">
      <loext:graphic-properties draw:fill="none"/>
      <style:paragraph-properties fo:background-color="transparent"/>
      <style:text-properties officeooo:rsid="00066251" officeooo:paragraph-rsid="00066251"/>
    </style:style>
    <style:style style:name="P18" style:family="paragraph" style:parent-style-name="Standard">
      <loext:graphic-properties draw:fill="none"/>
      <style:paragraph-properties fo:background-color="transparent"/>
      <style:text-properties officeooo:rsid="00066251" officeooo:paragraph-rsid="00066251"/>
    </style:style>
    <style:style style:name="P19" style:family="paragraph" style:parent-style-name="Standard">
      <loext:graphic-properties draw:fill="none"/>
      <style:paragraph-properties fo:background-color="transparent"/>
      <style:text-properties officeooo:rsid="00079035" officeooo:paragraph-rsid="00079035"/>
    </style:style>
    <style:style style:name="P20" style:family="paragraph" style:parent-style-name="Standard">
      <loext:graphic-properties draw:fill="none"/>
      <style:paragraph-properties fo:background-color="transparent"/>
      <style:text-properties officeooo:rsid="0007dd8a" officeooo:paragraph-rsid="0007dd8a"/>
    </style:style>
    <style:style style:name="P21" style:family="paragraph" style:parent-style-name="Standard" style:list-style-name="WWNum1">
      <style:paragraph-properties fo:margin-left="0cm" fo:margin-right="0cm" fo:text-indent="-1.27cm" style:auto-text-indent="false">
        <style:tab-stops>
          <style:tab-stop style:position="0.388cm"/>
          <style:tab-stop style:position="1.27cm"/>
        </style:tab-stops>
      </style:paragraph-properties>
      <style:text-properties fo:color="#1a1a1a" style:text-outline="false" style:font-name="Helvetica" fo:font-size="14pt" fo:letter-spacing="normal" fo:language="es" fo:country="ES" style:letter-kerning="false" style:font-size-asian="14pt"/>
    </style:style>
    <style:style style:name="P22" style:family="paragraph" style:parent-style-name="Standard" style:list-style-name="WWNum2">
      <style:paragraph-properties fo:margin-left="0cm" fo:margin-right="0cm" fo:text-indent="-1.27cm" style:auto-text-indent="false">
        <style:tab-stops>
          <style:tab-stop style:position="0.388cm"/>
          <style:tab-stop style:position="1.27cm"/>
        </style:tab-stops>
      </style:paragraph-properties>
      <style:text-properties fo:color="#1a1a1a" style:text-outline="false" style:font-name="Helvetica" fo:font-size="14pt" fo:letter-spacing="normal" fo:language="es" fo:country="ES" style:letter-kerning="false" style:font-size-asian="14pt"/>
    </style:style>
    <style:style style:name="P23" style:family="paragraph" style:parent-style-name="Standard" style:list-style-name="WWNum3">
      <style:paragraph-properties fo:margin-left="0cm" fo:margin-right="0cm" fo:text-indent="-1.27cm" style:auto-text-indent="false">
        <style:tab-stops>
          <style:tab-stop style:position="0.388cm"/>
          <style:tab-stop style:position="1.27cm"/>
        </style:tab-stops>
      </style:paragraph-properties>
      <style:text-properties fo:color="#1a1a1a" style:text-outline="false" style:font-name="Helvetica" fo:font-size="14pt" fo:letter-spacing="normal" fo:language="es" fo:country="ES" style:letter-kerning="false" style:font-size-asian="14pt"/>
    </style:style>
    <style:style style:name="P24" style:family="paragraph" style:parent-style-name="Standard" style:list-style-name="WWNum4">
      <style:paragraph-properties fo:margin-left="0cm" fo:margin-right="0cm" fo:text-indent="-1.27cm" style:auto-text-indent="false">
        <style:tab-stops>
          <style:tab-stop style:position="0.388cm"/>
          <style:tab-stop style:position="1.27cm"/>
        </style:tab-stops>
      </style:paragraph-properties>
      <style:text-properties fo:color="#1a1a1a" style:text-outline="false" style:font-name="Helvetica" fo:font-size="14pt" fo:letter-spacing="normal" fo:language="es" fo:country="ES" style:letter-kerning="false" style:font-size-asian="14pt"/>
    </style:style>
    <style:style style:name="P25" style:family="paragraph" style:parent-style-name="Standard" style:master-page-name="">
      <loext:graphic-properties draw:fill="none"/>
      <style:paragraph-properties fo:margin-left="4.2cm" fo:margin-right="0cm" fo:text-indent="-4.2cm" style:auto-text-indent="false" style:page-number="auto" fo:background-color="transparent"/>
      <style:text-properties fo:language="es" fo:country="ES" officeooo:rsid="00034cd2" officeooo:paragraph-rsid="00034cd2"/>
    </style:style>
    <style:style style:name="P26" style:family="paragraph" style:parent-style-name="Standard">
      <loext:graphic-properties draw:fill="none"/>
      <style:paragraph-properties fo:background-color="transparent" style:border-line-width-bottom="0.088cm 0.026cm 0.026cm" fo:padding-left="0cm" fo:padding-right="0cm" fo:padding-top="0cm" fo:padding-bottom="0.074cm" fo:border-left="none" fo:border-right="none" fo:border-top="none" fo:border-bottom="4pt double #000000" style:join-border="false"/>
      <style:text-properties officeooo:rsid="00066251" officeooo:paragraph-rsid="00066251"/>
    </style:style>
    <style:style style:name="T1" style:family="text">
      <style:text-properties fo:language="es" fo:country="ES"/>
    </style:style>
    <style:style style:name="T2" style:family="text">
      <style:text-properties fo:language="es" fo:country="ES" officeooo:rsid="00027e06"/>
    </style:style>
    <style:style style:name="T3" style:family="text">
      <style:text-properties fo:language="es" fo:country="ES" officeooo:rsid="00034cd2"/>
    </style:style>
    <style:style style:name="T4" style:family="text">
      <style:text-properties fo:language="es" fo:country="ES" officeooo:rsid="0003d9fc"/>
    </style:style>
    <style:style style:name="T5" style:family="text">
      <style:text-properties fo:language="es" fo:country="ES" officeooo:rsid="0004745a"/>
    </style:style>
    <style:style style:name="T6" style:family="text">
      <style:text-properties fo:language="es" fo:country="ES" officeooo:rsid="00064c7a"/>
    </style:style>
    <style:style style:name="T7" style:family="text">
      <style:text-properties fo:language="es" fo:country="ES" officeooo:rsid="00066251"/>
    </style:style>
    <style:style style:name="T8" style:family="text">
      <style:text-properties fo:language="es" fo:country="ES" officeooo:rsid="0007903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os para instalar git en la app tuyo</text:p>
      <text:p text:style-name="P4"/>
      <text:p text:style-name="P4"/>
      <text:p text:style-name="P1"><text:span text:style-name="T1">primero </text:span><text:span text:style-name="T2">descargar y instalar la </text:span><text:span text:style-name="T3">versión</text:span><text:span text:style-name="T2"> de <text:s/></text:span><text:a xlink:type="simple" xlink:href="https://git-scm.com/" text:style-name="Internet_20_link" text:visited-style-name="Visited_20_Internet_20_Link"><text:span text:style-name="T2">https://git-scm.com</text:span></text:a><text:span text:style-name="T2">.</text:span></text:p>
      <text:p text:style-name="P4"/>
      <text:p text:style-name="P5">Hacer desde cmd el cambio al directorio : tuyo</text:p>
      <text:p text:style-name="P7">&gt; git init</text:p>
      <text:list xml:id="list283221673" text:style-name="L1">
        <text:list-item>
          <text:p text:style-name="P8"><text:span text:style-name="T3">// inicializa el directorio .git</text:span></text:p>
        </text:list-item>
      </text:list>
      <text:p text:style-name="P6">&gt; git status</text:p>
      <text:list xml:id="list3935696557" text:style-name="L2">
        <text:list-item>
          <text:p text:style-name="P9"><text:span text:style-name="T2">// nos enseña </text:span><text:span text:style-name="T3">los ficheros y directorios que no estan incorporados al seguimiento</text:span></text:p>
        </text:list-item>
      </text:list>
      <text:p text:style-name="P25">&gt; git <text:s/>add www</text:p>
      <text:list xml:id="list1238509024" text:style-name="L4">
        <text:list-item>
          <text:p text:style-name="P11"><text:span text:style-name="T3">// </text:span><text:span text:style-name="T4">creo que solo modificas alli </text:span><text:span text:style-name="T5">con lo cual no es necesario que añades nada mas , <text:s/>si modificas otros directorios los añades (yo he puesto todo pero tengo un internet mas rapido)</text:span></text:p>
        </text:list-item>
      </text:list>
      <text:p text:style-name="P10"><text:span text:style-name="T1">&gt; git add config</text:span></text:p>
      <text:p text:style-name="P10"><text:span text:style-name="T1">&gt; git add packa*</text:span></text:p>
      <text:p text:style-name="P10"><text:span text:style-name="T1">&gt; git add tera*</text:span></text:p>
      <text:p text:style-name="P10"><text:span text:style-name="T1">&gt; git add icon</text:span></text:p>
      <text:p text:style-name="P10"><text:span text:style-name="T1">&gt; git add google*</text:span></text:p>
      <text:p text:style-name="P10"><text:span text:style-name="T1"/></text:p>
      <text:p text:style-name="P12"><text:span text:style-name="T1">&gt; git commit -</text:span><text:span text:style-name="T6">m “first commit of Alexis”</text:span></text:p>
      <text:p text:style-name="P13"><text:span text:style-name="T1">&gt; git status </text:span></text:p>
      <text:list xml:id="list4223208269" text:style-name="L5">
        <text:list-item>
          <text:p text:style-name="P14"><text:span text:style-name="T1">solo te aparece los directorios que no sigues (sin git add) y los ficheros nuevos. </text:span></text:p>
        </text:list-item>
        <text:list-item>
          <text:p text:style-name="P14"><text:span text:style-name="T1">Si tienes ficheros nuevos en www tienes que hacer </text:span></text:p>
          <text:list>
            <text:list-item>
              <text:p text:style-name="P14"><text:span text:style-name="T1">git add www</text:span></text:p>
            </text:list-item>
            <text:list-item>
              <text:p text:style-name="P14"><text:span text:style-name="T1">git commit -m “ porque los has creados o cualquier otro texto”</text:span></text:p>
            </text:list-item>
            <text:list-item>
              <text:p text:style-name="P14"><text:span text:style-name="T1">git push -u origin master</text:span></text:p>
              <text:p text:style-name="P14"><text:span text:style-name="T1"/></text:p>
            </text:list-item>
          </text:list>
        </text:list-item>
      </text:list>
      <text:p text:style-name="P15"><text:span text:style-name="T1">&gt;</text:span><text:span text:style-name="T7">git remote add origin </text:span><text:a xlink:type="simple" xlink:href="https://github.com/mvd-michel/tuyo.git" text:style-name="Internet_20_link" text:visited-style-name="Visited_20_Internet_20_Link"><text:span text:style-name="T7">https://github.com/mvd-michel/tuyo.git</text:span></text:a></text:p>
      <text:list xml:id="list3693621280" text:style-name="L6">
        <text:list-item>
          <text:p text:style-name="P16"><text:span text:style-name="T7">e</text:span><text:span text:style-name="T1">sto define en tu ordenador en este directorio donde van los datos (es posible que te pida un password : GitHub365</text:span></text:p>
        </text:list-item>
      </text:list>
      <text:p text:style-name="P15"><text:span text:style-name="T7">&gt;</text:span><text:span text:style-name="T1">git push -u origin master </text:span></text:p>
      <text:list xml:id="list1005093545" text:style-name="L7">
        <text:list-item>
          <text:p text:style-name="P17"><text:span text:style-name="T1">se hace siempre despues de un commit (siempre que hay algo cambiado)</text:span></text:p>
        </text:list-item>
      </text:list>
      <text:p text:style-name="P18"><text:span text:style-name="T1"/></text:p>
      <text:p text:style-name="P26"><text:span text:style-name="T1"/></text:p>
      <text:p text:style-name="P18"><text:span text:style-name="T1"/></text:p>
      <text:p text:style-name="P18"><text:span text:style-name="T1">programa para ver el estado </text:span><text:span text:style-name="T8">y gestionar <text:s/></text:span><text:a xlink:type="simple" xlink:href="https://desktop.github.com/" text:style-name="Internet_20_link" text:visited-style-name="Visited_20_Internet_20_Link"><text:span text:style-name="T8">https://desktop.github.com</text:span></text:a></text:p>
      <text:p text:style-name="P18"><text:span text:style-name="T8"/></text:p>
      <text:p text:style-name="P20"><text:span text:style-name="T8">e</text:span><text:span text:style-name="T1">mail </text:span><text:a xlink:type="simple" xlink:href="mailto:michel.vaucouloux@gmail.com" text:style-name="Internet_20_link" text:visited-style-name="Visited_20_Internet_20_Link"><text:span text:style-name="T1">michel.vaucouloux@gmail.com</text:span></text:a></text:p>
      <text:p text:style-name="P20"><text:span text:style-name="T1">pass GitHub365</text:span></text:p>
      <text:p text:style-name="P20"><text:span text:style-name="T1"/></text:p>
      <text:p text:style-name="P20"><text:span text:style-name="T1">despues en el nombre reemplazas michel por </text:span></text:p>
      <text:p text:style-name="P18"><text:span text:style-name="T8"/></text:p>
      <text:p text:style-name="P19"><text:span text:style-name="T8"/></text:p>
      <text:p text:style-name="P10"><text:span text:style-name="T1"/></text:p>
      <text:p text:style-name="P4"/>
      <text:p text:style-name="P4"/>
      <text:p text:style-name="P4"/>
      <text:p text:style-name="P4"/>
      <text:p text:style-name="P4"/>
      <text:p text:style-name="P4"/>
      <text:p text:style-name="P4"/>
      <text:p text:style-name="P4"><text:soft-page-break/></text:p>
      <text:p text:style-name="P3">Cada desarrollador o equipo de desarrollo puede hacer uso de Git de la forma que le parezca mas conveniente. Sin embargo una buena práctica es la siguiente:</text:p>
      <text:p text:style-name="P2">Se deben utilizar 4 tipos de ramas: Master, Development, Features, y Hotfix.</text:p>
      <text:list xml:id="list3226525590" text:style-name="WWNum1">
        <text:list-item>
          <text:p text:style-name="P21">Master:</text:p>
        </text:list-item>
      </text:list>
      <text:p text:style-name="P2">Es la rama principal. Contiene el repositorio que se encuentra publicado en producción, por lo que debe estar siempre estable.</text:p>
      <text:list xml:id="list1548447254" text:style-name="WWNum2">
        <text:list-item>
          <text:p text:style-name="P22">Development:</text:p>
        </text:list-item>
      </text:list>
      <text:p text:style-name="P2">Es una rama sacada de master. Es la rama de integración, todas las nuevas funcionalidades se deben integrar en esta rama. Luego que se realice la integración y se corrijan los errores (en caso de haber alguno), es decir que la rama se encuentre estable, se puede hacer un merge de development sobre la rama master.</text:p>
      <text:list xml:id="list4193841364" text:style-name="WWNum3">
        <text:list-item>
          <text:p text:style-name="P23">Features:</text:p>
        </text:list-item>
      </text:list>
      <text:p text:style-name="P2">Cada nueva funcionalidad se debe realizar en una rama nueva, específica para esa funcionalidad. Estas se deben sacar de development. Una vez que la funcionalidad esté desarrollada, se hace un merge de la rama sobre development, donde se integrará con las demás funcionalidades.</text:p>
      <text:list xml:id="list2783175702" text:style-name="WWNum4">
        <text:list-item>
          <text:p text:style-name="P24">Hotfix:</text:p>
        </text:list-item>
      </text:list>
      <text:p text:style-name="P3">Son bugs que surgen en producción, por lo que se deben arreglar y publicar de forma urgente. Es por ello, que son ramas sacadas de master. Una vez corregido el error, se debe hacer un merge de la rama sobre master. Al final, para que no quede desactualizada, se debe realizar el merge de master sobre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2:26:23.297626190</meta:creation-date>
    <dc:date>2019-04-04T13:56:17.550350015</dc:date>
    <meta:editing-duration>PT16M24S</meta:editing-duration>
    <meta:editing-cycles>2</meta:editing-cycles>
    <meta:generator>LibreOffice/6.1.1.2$MacOSX_X86_64 LibreOffice_project/5d19a1bfa650b796764388cd8b33a5af1f5baa1b</meta:generator>
    <meta:document-statistic meta:table-count="0" meta:image-count="0" meta:object-count="0" meta:page-count="2" meta:paragraph-count="40" meta:word-count="457" meta:character-count="2579" meta:non-whitespace-character-count="2167"/>
  </office:meta>
</office:document-meta>
</file>